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002cm" svg:height="8.438cm" svg:x="0.055cm" svg:y="1.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07-10T15:53:32.036759181</dc:date>
    <meta:editing-duration>PT4M58S</meta:editing-duration>
    <meta:editing-cycles>21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03cm" svg:height="8.439cm" xlink:href="." xlink:type="simple" chart:class="chart:scatter" chart:style-name="ch1">
        <chart:plot-area chart:style-name="ch2" chart:data-source-has-labels="both" svg:x="0.3cm" svg:y="0.168cm" svg:width="14.403cm" svg:height="8.103cm">
          <chartooo:coordinate-region svg:x="0.842cm" svg:y="0.367cm" svg:width="13.767cm" svg:height="7.705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313333083910761">
                <text:p>0.3133330839107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621724717912137">
                <text:p>0.6217247179121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920311381711695">
                <text:p>0.920311381711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20438418525429">
                <text:p>1.204384185254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46946313073118">
                <text:p>1.469463130731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71136776482172">
                <text:p>1.711367764821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92628310693947">
                <text:p>1.926283106939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2.11081981375504">
                <text:p>2.110819813755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2.26206763116505">
                <text:p>2.262067631165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2.37764129073788">
                <text:p>2.377641290737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2.45571812682172">
                <text:p>2.455718126821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2.49506682107068">
                <text:p>2.495066821070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2.49506682107068">
                <text:p>2.495066821070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2.45571812682172">
                <text:p>2.455718126821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2.37764129073788">
                <text:p>2.377641290737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2.26206763116505">
                <text:p>2.262067631165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2.11081981375504">
                <text:p>2.110819813755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.92628310693947">
                <text:p>1.92628310693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71136776482172">
                <text:p>1.711367764821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46946313073118">
                <text:p>1.469463130731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20438418525429">
                <text:p>1.204384185254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920311381711695">
                <text:p>0.9203113817116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621724717912137">
                <text:p>0.6217247179121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313333083910761">
                <text:p>0.3133330839107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3.06161699786838E-016">
                <text:p>3.06161699786838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313333083910761">
                <text:p>-0.3133330839107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621724717912138">
                <text:p>-0.6217247179121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920311381711696">
                <text:p>-0.9203113817116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.20438418525429">
                <text:p>-1.204384185254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.46946313073118">
                <text:p>-1.469463130731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1.71136776482172">
                <text:p>-1.711367764821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.92628310693947">
                <text:p>-1.926283106939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2.11081981375504">
                <text:p>-2.110819813755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2.26206763116505">
                <text:p>-2.262067631165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2.37764129073788">
                <text:p>-2.377641290737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2.45571812682172">
                <text:p>-2.455718126821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2.49506682107068">
                <text:p>-2.495066821070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2.49506682107068">
                <text:p>-2.495066821070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2.45571812682172">
                <text:p>-2.455718126821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2.37764129073788">
                <text:p>-2.377641290737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2.26206763116505">
                <text:p>-2.262067631165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2.11081981375504">
                <text:p>-2.110819813755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92628310693947">
                <text:p>-1.926283106939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71136776482172">
                <text:p>-1.711367764821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46946313073118">
                <text:p>-1.469463130731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20438418525429">
                <text:p>-1.204384185254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920311381711695">
                <text:p>-0.9203113817116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621724717912138">
                <text:p>-0.6217247179121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313333083910762">
                <text:p>-0.3133330839107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6.12323399573677E-016">
                <text:p>-6.12323399573677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31333308391076">
                <text:p>0.313333083910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621724717912137">
                <text:p>0.6217247179121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920311381711695">
                <text:p>0.9203113817116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20438418525429">
                <text:p>1.204384185254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.46946313073118">
                <text:p>1.469463130731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1.71136776482172">
                <text:p>1.711367764821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1.92628310693947">
                <text:p>1.926283106939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2.11081981375504">
                <text:p>2.110819813755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2.26206763116505">
                <text:p>2.262067631165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2.37764129073788">
                <text:p>2.377641290737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2.45571812682172">
                <text:p>2.455718126821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2.49506682107068">
                <text:p>2.495066821070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2.49506682107068">
                <text:p>2.495066821070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2.45571812682172">
                <text:p>2.455718126821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2.37764129073788">
                <text:p>2.377641290737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2.26206763116505">
                <text:p>2.262067631165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2.11081981375504">
                <text:p>2.110819813755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1.92628310693947">
                <text:p>1.926283106939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1.71136776482172">
                <text:p>1.711367764821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1.46946313073118">
                <text:p>1.469463130731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1.20438418525429">
                <text:p>1.204384185254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920311381711695">
                <text:p>0.9203113817116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621724717912139">
                <text:p>0.6217247179121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31333308391076">
                <text:p>0.313333083910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9.18485099360515E-016">
                <text:p>9.18485099360515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313333083910758">
                <text:p>-0.3133330839107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621724717912137">
                <text:p>-0.6217247179121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920311381711693">
                <text:p>-0.9203113817116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20438418525429">
                <text:p>-1.204384185254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46946313073118">
                <text:p>-1.469463130731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71136776482172">
                <text:p>-1.711367764821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92628310693947">
                <text:p>-1.926283106939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2.11081981375504">
                <text:p>-2.110819813755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2.26206763116505">
                <text:p>-2.262067631165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2.37764129073788">
                <text:p>-2.377641290737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2.45571812682172">
                <text:p>-2.455718126821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2.49506682107068">
                <text:p>-2.495066821070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2.49506682107068">
                <text:p>-2.495066821070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2.45571812682172">
                <text:p>-2.455718126821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2.37764129073788">
                <text:p>-2.377641290737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2.26206763116505">
                <text:p>-2.262067631165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2.11081981375504">
                <text:p>-2.110819813755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.92628310693947">
                <text:p>-1.926283106939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.71136776482172">
                <text:p>-1.711367764821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.46946313073118">
                <text:p>-1.469463130731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.20438418525429">
                <text:p>-1.204384185254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920311381711695">
                <text:p>-0.9203113817116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621724717912139">
                <text:p>-0.6217247179121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31333308391076">
                <text:p>-0.313333083910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1.22464679914735E-015">
                <text:p>-1.22464679914735E-0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313333083910758">
                <text:p>0.3133330839107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621724717912137">
                <text:p>0.6217247179121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920311381711693">
                <text:p>0.9203113817116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1.20438418525429">
                <text:p>1.204384185254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1.46946313073118">
                <text:p>1.469463130731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1.71136776482172">
                <text:p>1.711367764821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1.92628310693947">
                <text:p>1.926283106939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2.11081981375504">
                <text:p>2.110819813755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2.26206763116505">
                <text:p>2.262067631165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2.37764129073788">
                <text:p>2.377641290737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2.45571812682172">
                <text:p>2.455718126821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2.49506682107068">
                <text:p>2.495066821070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2.49506682107068">
                <text:p>2.495066821070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2.45571812682172">
                <text:p>2.455718126821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2.37764129073789">
                <text:p>2.377641290737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2.26206763116505">
                <text:p>2.262067631165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2.11081981375504">
                <text:p>2.110819813755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1.92628310693947">
                <text:p>1.926283106939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1.71136776482172">
                <text:p>1.711367764821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1.46946313073118">
                <text:p>1.469463130731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1.20438418525429">
                <text:p>1.204384185254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.920311381711695">
                <text:p>0.9203113817116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.621724717912139">
                <text:p>0.6217247179121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.31333308391076">
                <text:p>0.313333083910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1.53080849893419E-015">
                <text:p>1.53080849893419E-0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0.313333083910757">
                <text:p>-0.3133330839107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.621724717912136">
                <text:p>-0.6217247179121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0.920311381711697">
                <text:p>-0.9203113817116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1.20438418525429">
                <text:p>-1.204384185254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1.46946313073118">
                <text:p>-1.469463130731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1.71136776482172">
                <text:p>-1.711367764821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1.92628310693948">
                <text:p>-1.926283106939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2.11081981375504">
                <text:p>-2.110819813755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2.26206763116505">
                <text:p>-2.262067631165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2.37764129073788">
                <text:p>-2.377641290737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2.45571812682172">
                <text:p>-2.455718126821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2.49506682107068">
                <text:p>-2.495066821070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2.49506682107068">
                <text:p>-2.495066821070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2.45571812682172">
                <text:p>-2.455718126821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2.37764129073788">
                <text:p>-2.377641290737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2.26206763116505">
                <text:p>-2.262067631165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2.11081981375504">
                <text:p>-2.110819813755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1.92628310693948">
                <text:p>-1.926283106939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1.71136776482172">
                <text:p>-1.711367764821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1.46946313073118">
                <text:p>-1.469463130731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1.20438418525429">
                <text:p>-1.204384185254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0.9203113817117">
                <text:p>-0.92031138171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0.621724717912135">
                <text:p>-0.6217247179121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0.313333083910761">
                <text:p>-0.3133330839107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1.83697019872103E-015">
                <text:p>-1.83697019872103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